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DR asymmetric head (connected to DTG)</text:p>
          </table:table-cell>
          <table:covered-table-cell table:number-columns-repeated="9"/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 table:number-rows-repeated="6">
          <table:table-cell table:number-columns-repeated="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4:45:11.636000000</meta:creation-date>
    <dc:date>2017-05-19T16:18:37.882000000</dc:date>
    <meta:editing-duration>PT2M33S</meta:editing-duration>
    <meta:editing-cycles>1</meta:editing-cycles>
    <meta:document-statistic meta:table-count="1" meta:cell-count="41" meta:object-count="0"/>
    <meta:generator>LibreOffice/5.3.2.2$Windows_X86_64 LibreOffice_project/6cd4f1ef626f15116896b1d8e1398b56da0d0ee1</meta:generator>
  </office:meta>
</office:document-meta>
</file>